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color="#c9211e" loext:opacity="100%"/>
    </style:style>
    <style:style style:name="T2" style:family="text">
      <style:text-properties fo:color="#b4c7dc" loext:opacity="100%"/>
    </style:style>
    <style:style style:name="T3" style:family="text">
      <style:text-properties fo:color="#b48ebc" loext:opacity="100%"/>
    </style:style>
    <style:style style:name="T4" style:family="text">
      <style:text-properties fo:color="#ffd428" loext:opacity="100%"/>
    </style:style>
    <style:style style:name="T5" style:family="text">
      <style:text-properties fo:color="#e8a202" loext:opacity="100%"/>
    </style:style>
    <style:style style:name="T6" style:family="text">
      <style:text-properties fo:color="#2f5496" loext:opacity="100%"/>
    </style:style>
    <style:style style:name="T7" style:family="text">
      <style:text-properties fo:color="#acb20c" loext:opacity="100%"/>
    </style:style>
    <style:style style:name="T8" style:family="text">
      <style:text-properties fo:color="#954f72" loext:opacity="100%"/>
    </style:style>
    <style:style style:name="T9" style:family="text">
      <style:text-properties fo:color="#ffde59" loext:opacity="100%"/>
    </style:style>
    <style:style style:name="T10" style:family="text">
      <style:text-properties fo:color="#000000" loext:opacity="100%"/>
    </style:style>
    <style:style style:name="T11" style:family="text">
      <style:text-properties fo:color="#6ceafd" loext:opacity="100%"/>
    </style:style>
    <style:style style:name="T12" style:family="text">
      <style:text-properties fo:color="#c5beac" loext:opacity="100%"/>
    </style:style>
    <style:style style:name="T13" style:family="text">
      <style:text-properties fo:color="#8cb259" loext:opacity="100%"/>
    </style:style>
    <style:style style:name="T14" style:family="text">
      <style:text-properties fo:color="#cb31ac" loext:opacity="100%"/>
    </style:style>
    <style:style style:name="T15" style:family="text">
      <style:text-properties fo:color="#7023d3" loext:opacity="100%"/>
    </style:style>
    <style:style style:name="T16" style:family="text">
      <style:text-properties fo:color="#3d0ff2" loext:opacity="100%"/>
    </style:style>
    <style:style style:name="T17" style:family="text">
      <style:text-properties fo:color="#55a0f1" loext:opacity="100%"/>
    </style:style>
    <style:style style:name="T18" style:family="text">
      <style:text-properties fo:color="#75c2d2" loext:opacity="100%"/>
    </style:style>
    <style:style style:name="T19" style:family="text">
      <style:text-properties fo:color="#3ee0a8" loext:opacity="100%"/>
    </style:style>
    <style:style style:name="T20" style:family="text">
      <style:text-properties fo:color="#2be13c" loext:opacity="100%"/>
    </style:style>
    <style:style style:name="T21" style:family="text">
      <style:text-properties fo:color="#cadeac" loext:opacity="100%"/>
    </style:style>
    <style:style style:name="T22" style:family="text">
      <style:text-properties fo:color="#909848" loext:opacity="100%"/>
    </style:style>
    <style:style style:name="T23" style:family="text">
      <style:text-properties fo:color="#4f5516" loext:opacity="100%"/>
    </style:style>
    <style:style style:name="T24" style:family="text">
      <style:text-properties fo:color="#95934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0</text:p>
      <text:p text:style-name="Standard">Element Syntax</text:p>
      <text:p text:style-name="Standard">by Stephan Kammel</text:p>
      <text:p text:style-name="Standard">date and time: </text:p>
      <text:p text:style-name="Standard"><text:tab/>+ 2023|06|19 - 2023|06|20 <text:s/>#0~(0)~(1)~(1.1)~(1.2)~0#</text:p>
      <text:p text:style-name="Standard">location: @home</text:p>
      <text:p text:style-name="Standard"/>
      <text:p text:style-name="Standard">ES concept(0): </text:p>
      <text:p text:style-name="Standard"><text:tab/>- most needed syntax is to be replaced with symbols and signs</text:p>
      <text:p text:style-name="Standard"><text:tab/>- oop is achieved via standardized element objects</text:p>
      <text:p text:style-name="Standard"><text:tab/>- instances can be added to or removed from an object instance to free up ram</text:p>
      <text:p text:style-name="Standard"><text:tab/>- ram usage calculation should be based on element instance count within ES</text:p>
      <text:p text:style-name="Standard"><text:tab/>- rank and dynasty based approach for multiple inheritance of code sources</text:p>
      <text:p text:style-name="Standard"><text:tab/>- target platforms: existing os infrastructure</text:p>
      <text:p text:style-name="Standard"/>
      <text:p text:style-name="Standard">Element definition(1):</text:p>
      <text:p text:style-name="Standard"><text:tab/>- an element is constructed from es keys, keywords and inbuilt functions</text:p>
      <text:p text:style-name="Standard"><text:tab/>- each element has the exact same design</text:p>
      <text:p text:style-name="Standard"><text:tab/>- each element is part of a source code dynasty and has a rank</text:p>
      <text:p text:style-name="Standard"><text:tab/>- rank and dynasty interactions of elements can be modified via modifiers</text:p>
      <text:p text:style-name="Standard"><text:tab/>- each element has a name, default "element"</text:p>
      <text:p text:style-name="Standard"><text:tab/>- each element has a unique id, incrementally descending per program rank to</text:p>
      <text:p text:style-name="Standard"><text:tab/><text:tab/>lesser ranks within the dynasty, not setable, but accessible by the programmer, dependend</text:p>
      <text:p text:style-name="Standard"><text:tab/><text:tab/>on time of creation of the element instance, an incremented integer value will be returned,</text:p>
      <text:p text:style-name="Standard"><text:tab/><text:tab/>the dynasty root instance must be informed on dynastic activities and must assign the id to an</text:p>
      <text:p text:style-name="Standard"><text:tab/><text:tab/>requesting element, as well as store or update stored information on dynasty exchange, elements</text:p>
      <text:p text:style-name="Standard"><text:tab/><text:tab/>need to be stored in values list of root element, as well as the value list reference and the</text:p>
      <text:p text:style-name="Standard"><text:tab/><text:tab/>id where the objects at in the index value dictionary of the requesting element</text:p>
      <text:p text:style-name="Standard"><text:tab/>- each element carries 3 internal integer values, smallest datatype possible as long as unset,</text:p>
      <text:p text:style-name="Standard"><text:tab/><text:tab/>later it must be resized and inform ES about the size change, in case f.e. an integer </text:p>
      <text:p text:style-name="Standard"><text:tab/><text:tab/>expands beyound 32k, the next biggest data type must be used, and ES must be informed or</text:p>
      <text:p text:style-name="Standard"><text:tab/><text:tab/>already knows it, that more space is needed in storage, it should request the needed space</text:p>
      <text:p text:style-name="Standard"><text:tab/><text:tab/>from the os accordingly or it needs to manage it for the element, f.e. assigning a second</text:p>
      <text:p text:style-name="Standard"><text:tab/><text:tab/>basetype and fill it until it is full and so on, default for the three values is 0, they</text:p>
      <text:p text:style-name="Standard"><text:tab/><text:tab/>are for potential future stuff, where spatial storage or 3 dimensional orientation or text</text:p>
      <text:p text:style-name="Standard"><text:tab/><text:tab/>might be a thing or the element would represent f.e. an 3d object like a cube, representing</text:p>
      <text:p text:style-name="Standard"><text:tab/><text:tab/>pixels or color values or whatever triple stuff</text:p>
      <text:p text:style-name="Standard"><text:tab/>- each element carries an empty string, default ""</text:p>
      <text:p text:style-name="Standard"><text:tab/>- each element carries an empty list, default empty, for values like names, data, etc.</text:p>
      <text:p text:style-name="Standard"><text:tab/>- each element carries an index value dictionary, default empty, whenever an element is</text:p>
      <text:p text:style-name="Standard"><text:tab/><text:tab/>added to a list, a reference to the list and the indexvalue are stored in the dictionary,</text:p>
      <text:p text:style-name="Standard"><text:tab/><text:tab/>as well on every change, so that each element knows everytime where it is stored at,</text:p>
      <text:p text:style-name="Standard"><text:soft-page-break/><text:tab/><text:tab/>neglect storage if assigned object and place are not transmittable by the caller</text:p>
      <text:p text:style-name="Standard"><text:tab/>- each element with the appropriate modifiers can traverse ranks and dynasties and be attributed</text:p>
      <text:p text:style-name="Standard"><text:tab/><text:tab/>to other elements as an instance attribute, f.e. a class with the modifier ?!last &amp; ?!fame</text:p>
      <text:p text:style-name="Standard"><text:tab/><text:tab/>could start in program level and be passed as a parameter to end up in another rank and dynasty,</text:p>
      <text:p text:style-name="Standard"><text:tab/><text:tab/>but other elements could never inherit from it, with the modifier ?!theone the code could not be</text:p>
      <text:p text:style-name="Standard"><text:tab/><text:tab/>executed within the namespace realm of ES if ?!theone has one instance already active in the ES</text:p>
      <text:p text:style-name="Standard"><text:tab/><text:tab/>internal namespace instance element tree</text:p>
      <text:p text:style-name="Standard"><text:tab/>- ES &amp;| es allow for configuration of maximum element storage size, above an element buffer error</text:p>
      <text:p text:style-name="Standard"><text:tab/><text:tab/>must be raised and the running application terminated or at least the executed code must be halted</text:p>
      <text:p text:style-name="Standard"><text:tab/><text:tab/>to contain stack overflows within a calculatable amount</text:p>
      <text:p text:style-name="Standard"><text:tab/>- there are no base types, base types are !?silent modified elementa accessible only from es rank (-1)</text:p>
      <text:p text:style-name="Standard"/>
      <text:p text:style-name="Standard"><text:tab/>- each element is built as follows:</text:p>
      <text:p text:style-name="Standard"><text:tab/><text:tab/>-&lt; </text:p>
      <text:p text:style-name="Standard"><text:tab/><text:tab/><text:tab/> 0. rank (es)(element){ &lt; ES.RANKNAME }</text:p>
      <text:p text:style-name="Standard"><text:tab/><text:tab/><text:tab/> 1. identifier (ES)(element){ &lt; ES.IdRequest} &lt;- IDF, once received, storage creation is initialized</text:p>
      <text:p text:style-name="Standard"><text:tab/><text:tab/><text:tab/> 2. element storage(<text:tab/><text:tab/><text:tab/><text:tab/><text:tab/><text:tab/>&lt;- not part of the declaration, created upon element definition</text:p>
      <text:p text:style-name="Standard"><text:tab/><text:tab/><text:tab/> <text:tab/>2.0 name(string){"element"}<text:tab/><text:tab/><text:tab/><text:tab/>&lt;- string</text:p>
      <text:p text:style-name="Standard"><text:tab/><text:tab/><text:tab/> <text:tab/>2.1 x (smallint){0}<text:tab/><text:tab/><text:tab/><text:tab/><text:tab/><text:tab/>&lt;- char/smallint</text:p>
      <text:p text:style-name="Standard"><text:tab/><text:tab/><text:tab/> <text:tab/>2.2 y (smallint){0}<text:tab/><text:tab/><text:tab/><text:tab/><text:tab/><text:tab/>&lt;- char/smallint</text:p>
      <text:p text:style-name="Standard"><text:tab/><text:tab/><text:tab/> <text:tab/>2.3 z (smallint){0}<text:tab/><text:tab/><text:tab/><text:tab/><text:tab/><text:tab/>&lt;- char/smallint</text:p>
      <text:p text:style-name="Standard"><text:tab/><text:tab/><text:tab/><text:tab/>2.4 text (string){""}<text:tab/><text:tab/><text:tab/><text:tab/><text:tab/>&lt;- string</text:p>
      <text:p text:style-name="Standard"><text:tab/><text:tab/><text:tab/> <text:tab/>2.5 values (list){[]}<text:tab/><text:tab/><text:tab/><text:tab/><text:tab/>&lt;- empty list element</text:p>
      <text:p text:style-name="Standard"><text:tab/><text:tab/><text:tab/> <text:tab/>2.6 indices (list){[ = ]}<text:tab/><text:tab/><text:tab/><text:tab/>&lt;- empty dictionary element</text:p>
      <text:p text:style-name="Standard"><text:tab/><text:tab/><text:tab/><text:tab/>2.7 optional additions<text:tab/><text:tab/><text:tab/><text:tab/><text:tab/>&lt;- one instance must already exist, via ES or special builtin function </text:p>
      <text:p text:style-name="Standard"><text:tab/><text:tab/><text:tab/> 3. dynastic elements (element){n args}<text:tab/><text:tab/>&lt;- DYE</text:p>
      <text:p text:style-name="Standard"><text:tab/><text:tab/><text:tab/> 4. traded elements<text:tab/>(element){n args}<text:tab/><text:tab/>&lt;- TRE</text:p>
      <text:p text:style-name="Standard"><text:tab/><text:tab/><text:tab/> 5. constructor elements (element){n args}<text:tab/>&lt;- COE</text:p>
      <text:p text:style-name="Standard"><text:tab/><text:tab/><text:tab/> 6. lesser rank elements of element<text:tab/><text:tab/><text:tab/>&lt;- LREOE</text:p>
      <text:p text:style-name="Standard"><text:tab/><text:tab/><text:tab/> 7. modifiers (element)<text:tab/><text:tab/><text:tab/><text:tab/><text:tab/><text:tab/>&lt;- MOD</text:p>
      <text:p text:style-name="Standard"><text:tab/><text:tab/><text:tab/> 8. adress (ES)(bytearray){ &lt; ES.AdressRequest} &lt;- only visible to negative ranks</text:p>
      <text:p text:style-name="Standard"><text:tab/><text:tab/><text:tab/> 9. rank</text:p>
      <text:p text:style-name="Standard"><text:tab/><text:tab/><text:tab/>10. optional identifier again<text:tab/><text:tab/></text:p>
      <text:p text:style-name="Standard"><text:tab/><text:tab/>&gt;-</text:p>
      <text:p text:style-name="Standard"><text:tab/></text:p>
      <text:p text:style-name="Standard"><text:soft-page-break/>Element Ranks(1.1):<text:tab/></text:p>
      <text:p text:style-name="Standard"><text:tab/><text:tab/>-&lt;</text:p>
      <text:p text:style-name="Standard"><text:tab/><text:tab/><text:tab/>-2.<text:tab/>ES virtual machine, dont know yet, the program of ES which monitors compiler activity</text:p>
      <text:p text:style-name="Standard"><text:tab/><text:tab/><text:tab/>-1.<text:tab/>es the compiler, can only be executed by ES<text:tab/><text:tab/><text:tab/></text:p>
      <text:p text:style-name="Standard"><text:tab/><text:tab/><text:tab/>0.<text:tab/>member<text:tab/><text:tab/><text:tab/>..<text:tab/>lowest rank</text:p>
      <text:p text:style-name="Standard"><text:tab/><text:tab/><text:tab/>1.<text:tab/>element<text:tab/><text:tab/><text:tab/>.<text:tab/></text:p>
      <text:p text:style-name="Standard"><text:tab/><text:tab/><text:tab/>2. <text:tab/>method<text:tab/><text:tab/><text:tab/>;</text:p>
      <text:p text:style-name="Standard"><text:tab/><text:tab/><text:tab/>3.<text:tab/>class<text:tab/><text:tab/><text:tab/>:</text:p>
      <text:p text:style-name="Standard"><text:tab/><text:tab/><text:tab/>4.<text:tab/>program<text:tab/><text:tab/><text:tab/>!<text:tab/>if highest rank it is the dynastic root of the element instance</text:p>
      <text:p text:style-name="Standard"><text:tab/><text:tab/><text:tab/>(5. server<text:tab/><text:tab/><text:tab/>??<text:tab/>)</text:p>
      <text:p text:style-name="Standard"><text:tab/><text:tab/><text:tab/>(6.<text:tab/>system<text:tab/><text:tab/><text:tab/>??<text:tab/>)</text:p>
      <text:p text:style-name="Standard"><text:tab/><text:tab/><text:tab/>(7.<text:tab/>infrastructure<text:tab/>??<text:tab/>)</text:p>
      <text:p text:style-name="Standard"><text:tab/><text:tab/>&gt;-</text:p>
      <text:p text:style-name="Standard"><text:tab/>- those are the ranks, in the future they could be expanded upwards to represent greater abstraction</text:p>
      <text:p text:style-name="Standard"><text:tab/><text:tab/>levels and higher combined complexity of all subsequent elements not yet known as a concept by name</text:p>
      <text:p text:style-name="Standard"><text:tab/>- each element with a positive rank is written as follows in a source code file:</text:p>
      <text:p text:style-name="Standard"><text:tab/><text:tab/>-&lt;</text:p>
      <text:p text:style-name="Standard"><text:tab/><text:tab/><text:tab/>0.<text:tab/>member<text:tab/><text:tab/><text:tab/></text:p>
      <text:p text:style-name="Standard"><text:tab/><text:tab/><text:tab/><text:tab/><text:span text:style-name="T1">..IDF</text:span><text:span text:style-name="T2">(</text:span><text:span text:style-name="T13">DYE)</text:span><text:span text:style-name="T3">{TRE} </text:span><text:span text:style-name="T1">..&gt;</text:span>COE<text:span text:style-name="T1">&lt;..</text:span> LREOE <text:span text:style-name="T5">?!MOD</text:span><text:span text:style-name="T1">..IDF</text:span></text:p>
      <text:p text:style-name="Standard"><text:tab/><text:tab/><text:tab/>1.<text:tab/>element<text:tab/><text:tab/><text:tab/> </text:p>
      <text:p text:style-name="Standard"><text:tab/><text:tab/><text:tab/><text:tab/><text:span text:style-name="T14">.IDF</text:span><text:span text:style-name="T13">(DYE)</text:span><text:span text:style-name="T3">{TRE}</text:span><text:tab/><text:span text:style-name="T14">.&gt;</text:span>COE<text:span text:style-name="T14">&lt;.</text:span><text:tab/>LREOE<text:tab/><text:span text:style-name="T5">?!MOD</text:span><text:span text:style-name="T14">.IDF</text:span></text:p>
      <text:p text:style-name="Standard"><text:tab/><text:tab/><text:tab/>2.<text:tab/>method<text:tab/><text:tab/><text:tab/> <text:s text:c="7"/></text:p>
      <text:p text:style-name="Standard"><text:tab/><text:tab/><text:tab/><text:tab/><text:span text:style-name="T15">;IDF</text:span><text:span text:style-name="T13">(DYE)</text:span><text:span text:style-name="T3">{TRE}</text:span><text:tab/><text:span text:style-name="T15">;&gt;</text:span>COE<text:span text:style-name="T15">&lt;;</text:span><text:tab/>LREOE<text:tab/><text:span text:style-name="T5">?!MOD</text:span><text:span text:style-name="T15">;IDF</text:span></text:p>
      <text:p text:style-name="Standard"><text:tab/><text:tab/><text:tab/>3.<text:tab/>class<text:tab/><text:tab/><text:tab/> <text:s text:c="7"/></text:p>
      <text:p text:style-name="Standard"><text:tab/><text:tab/><text:tab/><text:tab/><text:span text:style-name="T16">:IDF</text:span><text:span text:style-name="T13">(DYE)</text:span><text:span text:style-name="T3">{TRE}</text:span><text:tab/><text:span text:style-name="T16">:&gt;</text:span>COE<text:span text:style-name="T16">&lt;:</text:span><text:tab/>LREOE<text:tab/><text:span text:style-name="T5">?!MOD</text:span><text:span text:style-name="T16">:IDF<text:tab/></text:span></text:p>
      <text:p text:style-name="Standard"><text:tab/><text:tab/><text:tab/>4.<text:tab/>program<text:tab/><text:tab/><text:tab/> <text:s text:c="7"/></text:p>
      <text:p text:style-name="Standard"><text:tab/><text:tab/><text:tab/><text:tab/><text:span text:style-name="T17">!IDF</text:span><text:span text:style-name="T13">(DYE)</text:span><text:span text:style-name="T3">{TRE}</text:span><text:tab/><text:span text:style-name="T17">!&gt;</text:span>COE<text:span text:style-name="T17">&lt;!</text:span><text:tab/>LREOE<text:tab/><text:span text:style-name="T5">?!MOD</text:span><text:span text:style-name="T17">!IDF<text:tab/></text:span></text:p>
      <text:p text:style-name="Standard"><text:tab/><text:tab/><text:tab/>(5.<text:tab/>server<text:tab/><text:tab/><text:tab/> <text:s text:c="7"/></text:p>
      <text:p text:style-name="Standard"><text:tab/><text:tab/><text:tab/><text:tab/><text:span text:style-name="T18">µIDF</text:span><text:span text:style-name="T13">(DYE)</text:span><text:span text:style-name="T3">{TRE}</text:span><text:tab/><text:span text:style-name="T18">µ&gt;</text:span>COE<text:span text:style-name="T18">&lt;µ</text:span><text:tab/>LREOE<text:tab/><text:span text:style-name="T5">?!MOD</text:span><text:span text:style-name="T18">µIDF</text:span>)<text:tab/><text:tab/></text:p>
      <text:p text:style-name="Standard"><text:tab/><text:tab/><text:tab/>(6.<text:tab/>system<text:tab/><text:tab/><text:tab/> <text:s text:c="7"/></text:p>
      <text:p text:style-name="Standard"><text:tab/><text:tab/><text:tab/><text:tab/><text:span text:style-name="T19">%IDF</text:span><text:span text:style-name="T13">(DYE)</text:span><text:span text:style-name="T3">{TRE}<text:tab/></text:span><text:span text:style-name="T19">%&gt;</text:span>COE<text:span text:style-name="T19">&lt;%</text:span><text:tab/>LREOE<text:tab/><text:span text:style-name="T5">?!MOD</text:span><text:span text:style-name="T19">%IDF</text:span>)<text:tab/></text:p>
      <text:p text:style-name="Standard"><text:tab/><text:tab/><text:tab/>(7.<text:tab/>infrastructure <text:tab/> <text:s text:c="7"/></text:p>
      <text:p text:style-name="Standard"><text:tab/><text:tab/><text:tab/><text:tab/><text:span text:style-name="T20">&amp;IDF</text:span><text:span text:style-name="T13">(DYE)</text:span><text:span text:style-name="T3">{TRE}<text:tab/></text:span><text:span text:style-name="T20">&amp;&gt;</text:span>COE<text:span text:style-name="T20">&lt;&amp;</text:span><text:tab/>LREOE<text:tab/><text:span text:style-name="T5">?!MOD</text:span><text:span text:style-name="T20">&amp;IDF</text:span>)</text:p>
      <text:p text:style-name="Standard"><text:tab/><text:tab/><text:tab/>(8.<text:tab/>realm of technology</text:p>
      <text:p text:style-name="Standard"><text:tab/><text:tab/><text:tab/><text:tab/><text:span text:style-name="T23">°IDF</text:span><text:span text:style-name="T13">(DYE)</text:span><text:span text:style-name="T3">{TRE}</text:span><text:tab/><text:span text:style-name="T23">°&gt;</text:span>COE<text:span text:style-name="T23">&lt;°</text:span><text:tab/>LREOE<text:tab/><text:span text:style-name="T5">?!MOD</text:span><text:span text:style-name="T23">°IDF</text:span>)</text:p>
      <text:p text:style-name="Standard"><text:tab/><text:tab/><text:tab/>(8.<text:tab/>knowledge nexus / totality / ... </text:p>
      <text:p text:style-name="Standard"><text:tab/><text:tab/><text:tab/><text:tab/><text:span text:style-name="T24">=IDF</text:span><text:span text:style-name="T13">(DYE)</text:span><text:span text:style-name="T3">{TRE}</text:span><text:tab/><text:span text:style-name="T24">=&gt;</text:span>COE<text:span text:style-name="T24">&lt;=</text:span><text:tab/>LREOE<text:tab/><text:span text:style-name="T5">?!MOD</text:span><text:span text:style-name="T24">=IDF</text:span>)</text:p>
      <text:p text:style-name="Standard"><text:tab/><text:tab/>&gt;-</text:p>
      <text:p text:style-name="Standard"><text:tab/><text:tab/></text:p>
      <text:p text:style-name="Standard"><text:tab/><text:tab/>- some examples:</text:p>
      <text:p text:style-name="Standard"><text:tab/><text:tab/><text:tab/><text:span text:style-name="T17">!helloWorld<text:tab/></text:span><text:tab/><text:tab/></text:p>
      <text:p text:style-name="Standard"><text:tab/><text:tab/><text:tab/><text:tab/><text:span text:style-name="T14">.</text:span><text:span text:style-name="T2">(Console)</text:span><text:span text:style-name="T3">{"Hello World"}</text:span><text:span text:style-name="T14">. print</text:span><text:span text:style-name="T3">{</text:span><text:span text:style-name="T14">.text</text:span><text:span text:style-name="T3">}</text:span><text:span text:style-name="T14">.</text:span></text:p>
      <text:p text:style-name="Standard"><text:tab/><text:tab/><text:tab/><text:span text:style-name="T5">?!executable</text:span></text:p>
      <text:p text:style-name="Standard"><text:tab/><text:tab/><text:tab/><text:span text:style-name="T17">!</text:span></text:p>
      <text:p text:style-name="Standard"><text:tab/><text:tab/><text:tab/></text:p>
      <text:p text:style-name="Standard"><text:tab/><text:tab/><text:tab/></text:p>
      <text:p text:style-name="Standard"><text:tab/><text:tab/><text:tab/><text:span text:style-name="T17">!Calculator</text:span></text:p>
      <text:p text:style-name="Standard"><text:tab/><text:tab/><text:tab/><text:span text:style-name="T12">?BasicCalculations</text:span></text:p>
      <text:p text:style-name="Standard"><text:soft-page-break/><text:tab/><text:tab/><text:tab/><text:span text:style-name="T13">??Console</text:span></text:p>
      <text:p text:style-name="Standard"><text:tab/><text:tab/><text:tab/></text:p>
      <text:p text:style-name="Standard"><text:tab/><text:tab/><text:tab/><text:span text:style-name="T17">!&gt;</text:span> operand_left<text:span text:style-name="T13">(int)</text:span>, operand_right<text:span text:style-name="T13">(int)</text:span> <text:span text:style-name="T17">&lt;!</text:span></text:p>
      <text:p text:style-name="Standard"><text:tab/><text:tab/><text:tab/></text:p>
      <text:p text:style-name="Standard"><text:tab/><text:tab/><text:tab/><text:tab/><text:span text:style-name="T16">:Square</text:span><text:span text:style-name="T13">(&lt;*)</text:span></text:p>
      <text:p text:style-name="Standard"><text:tab/><text:tab/><text:tab/><text:tab/></text:p>
      <text:p text:style-name="Standard"><text:tab/><text:tab/><text:tab/><text:tab/><text:tab/><text:span text:style-name="T15">;get_area</text:span></text:p>
      <text:p text:style-name="Standard"><text:tab/><text:tab/><text:tab/><text:tab/><text:tab/><text:tab/>&gt; operand_left * operand_right</text:p>
      <text:p text:style-name="Standard"><text:tab/><text:tab/><text:tab/><text:tab/><text:tab/></text:p>
      <text:p text:style-name="Standard"><text:tab/><text:tab/><text:tab/><text:tab/><text:tab/><text:tab/>.get_diagonal</text:p>
      <text:p text:style-name="Standard"><text:tab/><text:tab/><text:tab/><text:tab/><text:tab/><text:tab/><text:tab/>&gt; :<text:span text:style-name="T15">;calculate_diagonal</text:span></text:p>
      <text:p text:style-name="Standard"><text:tab/><text:tab/><text:tab/><text:tab/><text:tab/><text:tab/><text:span text:style-name="T5">?!</text:span></text:p>
      <text:p text:style-name="Standard"><text:tab/><text:tab/><text:tab/><text:tab/><text:tab/><text:tab/><text:span text:style-name="T14">.</text:span><text:tab/><text:tab/><text:tab/><text:tab/><text:tab/><text:tab/></text:p>
      <text:p text:style-name="Standard"><text:tab/><text:tab/><text:tab/><text:tab/><text:tab/><text:span text:style-name="T5">?!</text:span></text:p>
      <text:p text:style-name="Standard"><text:tab/><text:tab/><text:tab/><text:tab/><text:tab/><text:span text:style-name="T15">;</text:span></text:p>
      <text:p text:style-name="Standard"><text:tab/><text:tab/><text:tab/><text:tab/></text:p>
      <text:p text:style-name="Standard"><text:tab/><text:tab/><text:tab/><text:tab/><text:tab/><text:span text:style-name="T15">;calculate_diagonal</text:span><text:span text:style-name="T13">(&lt;*)</text:span></text:p>
      <text:p text:style-name="Standard"><text:tab/><text:tab/><text:tab/><text:tab/><text:tab/><text:tab/>&gt; ^<text:span text:style-name="T3">{2~operand_left} </text:span>+ ^<text:span text:style-name="T3">{2,expoperand_right}</text:span></text:p>
      <text:p text:style-name="Standard"><text:tab/><text:tab/><text:tab/><text:tab/><text:tab/><text:span text:style-name="T5">?!loyal<text:tab/></text:span><text:tab/><text:tab/><text:tab/></text:p>
      <text:p text:style-name="Standard"><text:tab/><text:tab/><text:tab/><text:tab/><text:tab/><text:span text:style-name="T15">;</text:span></text:p>
      <text:p text:style-name="Standard"><text:tab/></text:p>
      <text:p text:style-name="Standard"><text:tab/><text:tab/><text:tab/><text:tab/></text:p>
      <text:p text:style-name="Standard"><text:tab/><text:tab/><text:tab/><text:tab/><text:span text:style-name="T5">?!loyal</text:span></text:p>
      <text:p text:style-name="Standard"><text:tab/><text:tab/><text:tab/><text:tab/><text:span text:style-name="T16">:</text:span></text:p>
      <text:p text:style-name="Standard"><text:tab/><text:tab/><text:tab/></text:p>
      <text:p text:style-name="Standard"><text:span text:style-name="T15"><text:tab/><text:tab/><text:tab/><text:tab/>;run</text:span><text:span text:style-name="T13">(+Console)</text:span><text:span text:style-name="T3">{ a</text:span><text:span text:style-name="T13">(int)</text:span><text:span text:style-name="T3"> b</text:span><text:span text:style-name="T13">(int) </text:span><text:span text:style-name="T3">}</text:span></text:p>
      <text:p text:style-name="Standard"><text:tab/><text:tab/><text:tab/><text:tab/><text:tab/># print{@"d = <text:span text:style-name="T3">{!:Square.get_diagonal}</text:span>\n"+</text:p>
      <text:p text:style-name="Standard"><text:tab/><text:tab/><text:tab/><text:tab/><text:tab/><text:tab/>@"a=<text:span text:style-name="T3">{!:Square;get_area}</text:span>"</text:p>
      <text:p text:style-name="Standard"><text:tab/><text:tab/><text:tab/><text:tab/><text:tab/>}</text:p>
      <text:p text:style-name="Standard"><text:tab/><text:tab/><text:tab/><text:tab/><text:span text:style-name="T15">;</text:span></text:p>
      <text:p text:style-name="Standard"><text:tab/><text:tab/><text:tab/></text:p>
      <text:p text:style-name="Standard"><text:tab/><text:tab/><text:tab/></text:p>
      <text:p text:style-name="Standard"><text:tab/><text:tab/><text:tab/><text:span text:style-name="T5">?!callable</text:span></text:p>
      <text:p text:style-name="Standard"><text:tab/><text:tab/><text:tab/><text:span text:style-name="T17">!</text:span></text:p>
      <text:p text:style-name="Standard"><text:tab/><text:tab/><text:tab/></text:p>
      <text:p text:style-name="Standard"><text:tab/>- at first ES will only support negative ranks and ranks up to rank 4</text:p>
      <text:p text:style-name="Standard"/>
      <text:p text:style-name="Standard">Element modifiers(1.2):</text:p>
      <text:p text:style-name="Standard"><text:tab/>&lt;- hierarchy visibility</text:p>
      <text:p text:style-name="Standard"><text:tab/><text:tab/>&lt;- ?!unknown <text:tab/>&lt;- invisible to higher ranks within ES, access managed by ES or es</text:p>
      <text:p text:style-name="Standard"><text:tab/><text:tab/><text:tab/><text:tab/><text:tab/><text:tab/>&lt;- lower ranks must be of the same rank descendant within ES to see</text:p>
      <text:p text:style-name="Standard"><text:tab/></text:p>
      <text:p text:style-name="Standard"><text:tab/><text:tab/>&lt;- ?!fame<text:tab/><text:tab/>&lt;- visible to all ranks within ES regardless of family</text:p>
      <text:p text:style-name="Standard"><text:tab/></text:p>
      <text:p text:style-name="Standard"><text:tab/><text:tab/>&lt;- ?!known<text:tab/> <text:tab/>&lt;- visible to higher ranks of the same family within ES</text:p>
      <text:p text:style-name="Standard"><text:tab/></text:p>
      <text:p text:style-name="Standard"><text:tab/>&lt;- dynastic behaviour</text:p>
      <text:p text:style-name="Standard"><text:tab/><text:tab/>&lt;- ?!only <text:tab/><text:tab/>&lt;- only one active element within the entirety of ES</text:p>
      <text:p text:style-name="Standard"><text:tab/><text:tab/>&lt;- ?!theone <text:tab/>&lt;- only one active element within an ES namespace</text:p>
      <text:p text:style-name="Standard"><text:tab/><text:tab/>&lt;- ?!neglect<text:tab/>&lt;- won't inherit dynastic elements unless told so</text:p>
      <text:p text:style-name="Standard"><text:tab/><text:tab/>&lt;- ?!last<text:tab/><text:tab/>&lt;- other elements can not inherit from</text:p>
      <text:p text:style-name="Standard"><text:soft-page-break/><text:tab/></text:p>
      <text:p text:style-name="Standard"><text:tab/>&lt;- basic statements</text:p>
      <text:p text:style-name="Standard"><text:tab/><text:tab/>&lt;- ?!<text:tab/> <text:tab/><text:tab/>&lt;- higher rank reigns</text:p>
      <text:p text:style-name="Standard"><text:tab/></text:p>
      <text:p text:style-name="Standard"><text:tab/><text:tab/>&lt;- ?!delegate<text:tab/>&lt;- lower rank reigns</text:p>
      <text:p text:style-name="Standard"><text:tab/></text:p>
      <text:p text:style-name="Standard"><text:tab/><text:tab/>&lt;- ?!loyal<text:tab/><text:tab/>&lt;- won't answer calls unless from higher ranked dynastic element</text:p>
      <text:p text:style-name="Standard"/>
      <text:p text:style-name="Standard"><text:tab/><text:tab/>&lt;- ?!silent<text:tab/><text:tab/>&lt;- won't answer calls unless from es</text:p>
      <text:p text:style-name="Standard"><text:tab/></text:p>
      <text:p text:style-name="Standard"><text:tab/><text:tab/>&lt;- ?!executable &lt;- can be run by ES</text:p>
      <text:p text:style-name="Standard"><text:tab/></text:p>
      <text:p text:style-name="Standard"><text:tab/><text:tab/>&lt;- ?!callable<text:tab/>&lt;- other elements can call from outside familiy</text:p>
      <text:p text:style-name="Standard"><text:tab/><text:tab/><text:tab/><text:tab/><text:tab/><text:tab/>&lt;- and from all ranks, depending on higher ranks modifiers</text:p>
      <text:p text:style-name="Standard"><text:tab/></text:p>
      <text:p text:style-name="Standard"><text:tab/><text:tab/>&lt;- ?!ES<text:tab/><text:tab/><text:tab/>&lt;- can only access rank -1, only element priviliged to see executable elements</text:p>
      <text:p text:style-name="Standard">0#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1T03:56:30.854000000</meta:creation-date>
    <dc:date>2023-06-21T04:19:08.744000000</dc:date>
    <meta:editing-duration>PT12M7S</meta:editing-duration>
    <meta:editing-cycles>2</meta:editing-cycles>
    <meta:generator>LibreOffice/7.4.5.1$Windows_X86_64 LibreOffice_project/9c0871452b3918c1019dde9bfac75448afc4b57f</meta:generator>
    <meta:document-statistic meta:table-count="0" meta:image-count="0" meta:object-count="0" meta:page-count="5" meta:paragraph-count="188" meta:word-count="1205" meta:character-count="7865" meta:non-whitespace-character-count="6143"/>
  </office:meta>
</office:document-meta>
</file>